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41"/>
    <style:style style:name="ce3" style:family="table-cell" style:parent-style-name="Default" style:data-style-name="N1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imulation_results_with_distances_2024-09-1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trial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duration_no_distanc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duration_second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37:35</text:p>
          </table:table-cell>
          <table:table-cell office:value-type="string" calcext:value-type="string">
            <text:p>14:37:47</text:p>
          </table:table-cell>
          <table:table-cell table:formula="of:=[.D2]-[.C2]" office:value-type="time" office:time-value="PT00H00M12S" calcext:value-type="time">
            <text:p>00:00:12</text:p>
          </table:table-cell>
          <table:table-cell table:formula="of:=[.E2]*86400" office:value-type="float" office:value="11.9999999999923" calcext:value-type="float">
            <text:p>1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]+[.J2]" office:value-type="float" office:value="31.5699999999923" calcext:value-type="float">
            <text:p>31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time" office:time-value="PT14H37M50S" calcext:value-type="time">
            <text:p>14:37:50</text:p>
          </table:table-cell>
          <table:table-cell table:style-name="ce2" office:value-type="time" office:time-value="PT14H38M01S" calcext:value-type="time">
            <text:p>14:38:01</text:p>
          </table:table-cell>
          <table:table-cell table:formula="of:=[.D3]-[.C3]" office:value-type="time" office:time-value="PT00H00M11S" calcext:value-type="time">
            <text:p>00:00:11</text:p>
          </table:table-cell>
          <table:table-cell table:formula="of:=[.E3]*86400" office:value-type="float" office:value="11" calcext:value-type="float">
            <text:p>11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3]+[.J3]" office:value-type="float" office:value="30.57" calcext:value-type="float">
            <text:p>30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4H38M04S" calcext:value-type="time">
            <text:p>14:38:04</text:p>
          </table:table-cell>
          <table:table-cell table:style-name="ce2" office:value-type="time" office:time-value="PT14H38M16S" calcext:value-type="time">
            <text:p>14:38:16</text:p>
          </table:table-cell>
          <table:table-cell table:formula="of:=[.D4]-[.C4]" office:value-type="time" office:time-value="PT00H00M12S" calcext:value-type="time">
            <text:p>00:00:12</text:p>
          </table:table-cell>
          <table:table-cell table:formula="of:=[.E4]*86400" office:value-type="float" office:value="12" calcext:value-type="float">
            <text:p>1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]+[.J4]" office:value-type="float" office:value="31.57" calcext:value-type="float">
            <text:p>31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4H38M19S" calcext:value-type="time">
            <text:p>14:38:19</text:p>
          </table:table-cell>
          <table:table-cell table:style-name="ce2" office:value-type="time" office:time-value="PT14H38M31S" calcext:value-type="time">
            <text:p>14:38:31</text:p>
          </table:table-cell>
          <table:table-cell table:formula="of:=[.D5]-[.C5]" office:value-type="time" office:time-value="PT00H00M12S" calcext:value-type="time">
            <text:p>00:00:12</text:p>
          </table:table-cell>
          <table:table-cell table:formula="of:=[.E5]*86400" office:value-type="float" office:value="12" calcext:value-type="float">
            <text:p>1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5]+[.J5]" office:value-type="float" office:value="31.57" calcext:value-type="float">
            <text:p>31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4H38M33S" calcext:value-type="time">
            <text:p>14:38:33</text:p>
          </table:table-cell>
          <table:table-cell table:style-name="ce2" office:value-type="time" office:time-value="PT14H38M46S" calcext:value-type="time">
            <text:p>14:38:46</text:p>
          </table:table-cell>
          <table:table-cell table:formula="of:=[.D6]-[.C6]" office:value-type="time" office:time-value="PT00H00M13S" calcext:value-type="time">
            <text:p>00:00:13</text:p>
          </table:table-cell>
          <table:table-cell table:formula="of:=[.E6]*86400" office:value-type="float" office:value="13" calcext:value-type="float">
            <text:p>13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]+[.J6]" office:value-type="float" office:value="32.57" calcext:value-type="float">
            <text:p>32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38M49S" calcext:value-type="time">
            <text:p>14:38:49</text:p>
          </table:table-cell>
          <table:table-cell table:style-name="ce2" office:value-type="time" office:time-value="PT14H39M07S" calcext:value-type="time">
            <text:p>14:39:07</text:p>
          </table:table-cell>
          <table:table-cell table:formula="of:=[.D7]-[.C7]" office:value-type="time" office:time-value="PT00H00M18S" calcext:value-type="time">
            <text:p>00:00:18</text:p>
          </table:table-cell>
          <table:table-cell table:formula="of:=[.E7]*86400" office:value-type="float" office:value="18" calcext:value-type="float">
            <text:p>18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7]+[.J7]" office:value-type="float" office:value="37.57" calcext:value-type="float">
            <text:p>37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time" office:time-value="PT14H39M11S" calcext:value-type="time">
            <text:p>14:39:11</text:p>
          </table:table-cell>
          <table:table-cell table:style-name="ce2" office:value-type="time" office:time-value="PT14H39M27S" calcext:value-type="time">
            <text:p>14:39:27</text:p>
          </table:table-cell>
          <table:table-cell table:formula="of:=[.D8]-[.C8]" office:value-type="time" office:time-value="PT00H00M16S" calcext:value-type="time">
            <text:p>00:00:16</text:p>
          </table:table-cell>
          <table:table-cell table:formula="of:=[.E8]*86400" office:value-type="float" office:value="16" calcext:value-type="float">
            <text:p>16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]+[.J8]" office:value-type="float" office:value="35.57" calcext:value-type="float">
            <text:p>35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time" office:time-value="PT14H39M30S" calcext:value-type="time">
            <text:p>14:39:30</text:p>
          </table:table-cell>
          <table:table-cell table:style-name="ce2" office:value-type="time" office:time-value="PT14H39M48S" calcext:value-type="time">
            <text:p>14:39:48</text:p>
          </table:table-cell>
          <table:table-cell table:formula="of:=[.D9]-[.C9]" office:value-type="time" office:time-value="PT00H00M18S" calcext:value-type="time">
            <text:p>00:00:18</text:p>
          </table:table-cell>
          <table:table-cell table:formula="of:=[.E9]*86400" office:value-type="float" office:value="18" calcext:value-type="float">
            <text:p>18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9]+[.J9]" office:value-type="float" office:value="37.57" calcext:value-type="float">
            <text:p>37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4H39M51S" calcext:value-type="time">
            <text:p>14:39:51</text:p>
          </table:table-cell>
          <table:table-cell table:style-name="ce2" office:value-type="time" office:time-value="PT14H40M10S" calcext:value-type="time">
            <text:p>14:40:10</text:p>
          </table:table-cell>
          <table:table-cell table:formula="of:=[.D10]-[.C10]" office:value-type="time" office:time-value="PT00H00M19S" calcext:value-type="time">
            <text:p>00:00:19</text:p>
          </table:table-cell>
          <table:table-cell table:formula="of:=[.E10]*86400" office:value-type="float" office:value="19" calcext:value-type="float">
            <text:p>19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10]+[.J10]" office:value-type="float" office:value="38.57" calcext:value-type="float">
            <text:p>38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14H40M13S" calcext:value-type="time">
            <text:p>14:40:13</text:p>
          </table:table-cell>
          <table:table-cell table:style-name="ce2" office:value-type="time" office:time-value="PT14H40M35S" calcext:value-type="time">
            <text:p>14:40:35</text:p>
          </table:table-cell>
          <table:table-cell table:formula="of:=[.D11]-[.C11]" office:value-type="time" office:time-value="PT00H00M22S" calcext:value-type="time">
            <text:p>00:00:22</text:p>
          </table:table-cell>
          <table:table-cell table:formula="of:=[.E11]*86400" office:value-type="float" office:value="22" calcext:value-type="float">
            <text:p>2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11]+[.J11]" office:value-type="float" office:value="41.57" calcext:value-type="float">
            <text:p>41.57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4H40M38S" calcext:value-type="time">
            <text:p>14:40:38</text:p>
          </table:table-cell>
          <table:table-cell table:style-name="ce2" office:value-type="time" office:time-value="PT14H40M59S" calcext:value-type="time">
            <text:p>14:40:59</text:p>
          </table:table-cell>
          <table:table-cell table:formula="of:=[.D12]-[.C12]" office:value-type="time" office:time-value="PT00H00M21S" calcext:value-type="time">
            <text:p>00:00:21</text:p>
          </table:table-cell>
          <table:table-cell table:formula="of:=[.E12]*86400" office:value-type="float" office:value="21" calcext:value-type="float">
            <text:p>21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2]+[.J12]" office:value-type="float" office:value="39.17" calcext:value-type="float">
            <text:p>39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time" office:time-value="PT14H41M02S" calcext:value-type="time">
            <text:p>14:41:02</text:p>
          </table:table-cell>
          <table:table-cell table:style-name="ce2" office:value-type="time" office:time-value="PT14H41M24S" calcext:value-type="time">
            <text:p>14:41:24</text:p>
          </table:table-cell>
          <table:table-cell table:formula="of:=[.D13]-[.C13]" office:value-type="time" office:time-value="PT00H00M22S" calcext:value-type="time">
            <text:p>00:00:22</text:p>
          </table:table-cell>
          <table:table-cell table:formula="of:=[.E13]*86400" office:value-type="float" office:value="22" calcext:value-type="float">
            <text:p>22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3]+[.J13]" office:value-type="float" office:value="40.17" calcext:value-type="float">
            <text:p>40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4H41M26S" calcext:value-type="time">
            <text:p>14:41:26</text:p>
          </table:table-cell>
          <table:table-cell table:style-name="ce2" office:value-type="time" office:time-value="PT14H41M49S" calcext:value-type="time">
            <text:p>14:41:49</text:p>
          </table:table-cell>
          <table:table-cell table:formula="of:=[.D14]-[.C14]" office:value-type="time" office:time-value="PT00H00M23S" calcext:value-type="time">
            <text:p>00:00:23</text:p>
          </table:table-cell>
          <table:table-cell table:formula="of:=[.E14]*86400" office:value-type="float" office:value="23" calcext:value-type="float">
            <text:p>23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4]+[.J14]" office:value-type="float" office:value="41.17" calcext:value-type="float">
            <text:p>41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4H41M52S" calcext:value-type="time">
            <text:p>14:41:52</text:p>
          </table:table-cell>
          <table:table-cell table:style-name="ce2" office:value-type="time" office:time-value="PT14H42M14S" calcext:value-type="time">
            <text:p>14:42:14</text:p>
          </table:table-cell>
          <table:table-cell table:formula="of:=[.D15]-[.C15]" office:value-type="time" office:time-value="PT00H00M22S" calcext:value-type="time">
            <text:p>00:00:22</text:p>
          </table:table-cell>
          <table:table-cell table:formula="of:=[.E15]*86400" office:value-type="float" office:value="22" calcext:value-type="float">
            <text:p>22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5]+[.J15]" office:value-type="float" office:value="40.17" calcext:value-type="float">
            <text:p>40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4H42M17S" calcext:value-type="time">
            <text:p>14:42:17</text:p>
          </table:table-cell>
          <table:table-cell table:style-name="ce2" office:value-type="time" office:time-value="PT14H42M39S" calcext:value-type="time">
            <text:p>14:42:39</text:p>
          </table:table-cell>
          <table:table-cell table:formula="of:=[.D16]-[.C16]" office:value-type="time" office:time-value="PT00H00M22S" calcext:value-type="time">
            <text:p>00:00:22</text:p>
          </table:table-cell>
          <table:table-cell table:formula="of:=[.E16]*86400" office:value-type="float" office:value="22" calcext:value-type="float">
            <text:p>22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6]+[.J16]" office:value-type="float" office:value="40.17" calcext:value-type="float">
            <text:p>40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42M42S" calcext:value-type="time">
            <text:p>14:42:42</text:p>
          </table:table-cell>
          <table:table-cell table:style-name="ce2" office:value-type="time" office:time-value="PT14H43M03S" calcext:value-type="time">
            <text:p>14:43:03</text:p>
          </table:table-cell>
          <table:table-cell table:formula="of:=[.D17]-[.C17]" office:value-type="time" office:time-value="PT00H00M21S" calcext:value-type="time">
            <text:p>00:00:21</text:p>
          </table:table-cell>
          <table:table-cell table:formula="of:=[.E17]*86400" office:value-type="float" office:value="21" calcext:value-type="float">
            <text:p>21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7]+[.J17]" office:value-type="float" office:value="39.17" calcext:value-type="float">
            <text:p>39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time" office:time-value="PT14H43M06S" calcext:value-type="time">
            <text:p>14:43:06</text:p>
          </table:table-cell>
          <table:table-cell table:style-name="ce2" office:value-type="time" office:time-value="PT14H43M28S" calcext:value-type="time">
            <text:p>14:43:28</text:p>
          </table:table-cell>
          <table:table-cell table:formula="of:=[.D18]-[.C18]" office:value-type="time" office:time-value="PT00H00M22S" calcext:value-type="time">
            <text:p>00:00:22</text:p>
          </table:table-cell>
          <table:table-cell table:formula="of:=[.E18]*86400" office:value-type="float" office:value="22" calcext:value-type="float">
            <text:p>22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8]+[.J18]" office:value-type="float" office:value="40.17" calcext:value-type="float">
            <text:p>40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time" office:time-value="PT14H43M31S" calcext:value-type="time">
            <text:p>14:43:31</text:p>
          </table:table-cell>
          <table:table-cell table:style-name="ce2" office:value-type="time" office:time-value="PT14H43M53S" calcext:value-type="time">
            <text:p>14:43:53</text:p>
          </table:table-cell>
          <table:table-cell table:formula="of:=[.D19]-[.C19]" office:value-type="time" office:time-value="PT00H00M22S" calcext:value-type="time">
            <text:p>00:00:22</text:p>
          </table:table-cell>
          <table:table-cell table:formula="of:=[.E19]*86400" office:value-type="float" office:value="22" calcext:value-type="float">
            <text:p>22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19]+[.J19]" office:value-type="float" office:value="40.17" calcext:value-type="float">
            <text:p>40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4H43M56S" calcext:value-type="time">
            <text:p>14:43:56</text:p>
          </table:table-cell>
          <table:table-cell table:style-name="ce2" office:value-type="time" office:time-value="PT14H44M18S" calcext:value-type="time">
            <text:p>14:44:18</text:p>
          </table:table-cell>
          <table:table-cell table:formula="of:=[.D20]-[.C20]" office:value-type="time" office:time-value="PT00H00M22S" calcext:value-type="time">
            <text:p>00:00:22</text:p>
          </table:table-cell>
          <table:table-cell table:formula="of:=[.E20]*86400" office:value-type="float" office:value="22" calcext:value-type="float">
            <text:p>22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20]+[.J20]" office:value-type="float" office:value="40.17" calcext:value-type="float">
            <text:p>40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14H44M21S" calcext:value-type="time">
            <text:p>14:44:21</text:p>
          </table:table-cell>
          <table:table-cell table:style-name="ce2" office:value-type="time" office:time-value="PT14H44M44S" calcext:value-type="time">
            <text:p>14:44:44</text:p>
          </table:table-cell>
          <table:table-cell table:formula="of:=[.D21]-[.C21]" office:value-type="time" office:time-value="PT00H00M23S" calcext:value-type="time">
            <text:p>00:00:23</text:p>
          </table:table-cell>
          <table:table-cell table:formula="of:=[.E21]*86400" office:value-type="float" office:value="23" calcext:value-type="float">
            <text:p>23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21]+[.J21]" office:value-type="float" office:value="41.17" calcext:value-type="float">
            <text:p>41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44:48</text:p>
          </table:table-cell>
          <table:table-cell office:value-type="time" office:time-value="PT14H45M10S" calcext:value-type="time">
            <text:p>14:45:10</text:p>
          </table:table-cell>
          <table:table-cell table:formula="of:=[.D22]-[.C22]" office:value-type="time" office:time-value="PT00H00M22S" calcext:value-type="time">
            <text:p>00:00:22</text:p>
          </table:table-cell>
          <table:table-cell table:formula="of:=[.E22]*86400" office:value-type="float" office:value="22.0000000000002" calcext:value-type="float">
            <text:p>2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2]+[.J22]" office:value-type="float" office:value="42.2900000000002" calcext:value-type="float">
            <text:p>42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14H45M13S" calcext:value-type="time">
            <text:p>14:45:13</text:p>
          </table:table-cell>
          <table:table-cell office:value-type="time" office:time-value="PT14H45M36S" calcext:value-type="time">
            <text:p>14:45:36</text:p>
          </table:table-cell>
          <table:table-cell table:formula="of:=[.D23]-[.C23]" office:value-type="time" office:time-value="PT00H00M23S" calcext:value-type="time">
            <text:p>00:00:23</text:p>
          </table:table-cell>
          <table:table-cell table:formula="of:=[.E23]*86400" office:value-type="float" office:value="23" calcext:value-type="float">
            <text:p>23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3]+[.J23]" office:value-type="float" office:value="43.29" calcext:value-type="float">
            <text:p>43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time" office:time-value="PT14H45M39S" calcext:value-type="time">
            <text:p>14:45:39</text:p>
          </table:table-cell>
          <table:table-cell office:value-type="time" office:time-value="PT14H46M01S" calcext:value-type="time">
            <text:p>14:46:01</text:p>
          </table:table-cell>
          <table:table-cell table:formula="of:=[.D24]-[.C24]" office:value-type="time" office:time-value="PT00H00M22S" calcext:value-type="time">
            <text:p>00:00:22</text:p>
          </table:table-cell>
          <table:table-cell table:formula="of:=[.E24]*86400" office:value-type="float" office:value="22" calcext:value-type="float">
            <text:p>2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4]+[.J24]" office:value-type="float" office:value="42.29" calcext:value-type="float">
            <text:p>42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14H46M04S" calcext:value-type="time">
            <text:p>14:46:04</text:p>
          </table:table-cell>
          <table:table-cell office:value-type="time" office:time-value="PT14H46M27S" calcext:value-type="time">
            <text:p>14:46:27</text:p>
          </table:table-cell>
          <table:table-cell table:formula="of:=[.D25]-[.C25]" office:value-type="time" office:time-value="PT00H00M23S" calcext:value-type="time">
            <text:p>00:00:23</text:p>
          </table:table-cell>
          <table:table-cell table:formula="of:=[.E25]*86400" office:value-type="float" office:value="23" calcext:value-type="float">
            <text:p>23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5]+[.J25]" office:value-type="float" office:value="43.29" calcext:value-type="float">
            <text:p>43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14H46M30S" calcext:value-type="time">
            <text:p>14:46:30</text:p>
          </table:table-cell>
          <table:table-cell office:value-type="time" office:time-value="PT14H46M53S" calcext:value-type="time">
            <text:p>14:46:53</text:p>
          </table:table-cell>
          <table:table-cell table:formula="of:=[.D26]-[.C26]" office:value-type="time" office:time-value="PT00H00M23S" calcext:value-type="time">
            <text:p>00:00:23</text:p>
          </table:table-cell>
          <table:table-cell table:formula="of:=[.E26]*86400" office:value-type="float" office:value="23" calcext:value-type="float">
            <text:p>23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6]+[.J26]" office:value-type="float" office:value="43.29" calcext:value-type="float">
            <text:p>43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14H46M56S" calcext:value-type="time">
            <text:p>14:46:56</text:p>
          </table:table-cell>
          <table:table-cell office:value-type="time" office:time-value="PT14H47M19S" calcext:value-type="time">
            <text:p>14:47:19</text:p>
          </table:table-cell>
          <table:table-cell table:formula="of:=[.D27]-[.C27]" office:value-type="time" office:time-value="PT00H00M23S" calcext:value-type="time">
            <text:p>00:00:23</text:p>
          </table:table-cell>
          <table:table-cell table:formula="of:=[.E27]*86400" office:value-type="float" office:value="23" calcext:value-type="float">
            <text:p>23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7]+[.J27]" office:value-type="float" office:value="43.29" calcext:value-type="float">
            <text:p>43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14H47M22S" calcext:value-type="time">
            <text:p>14:47:22</text:p>
          </table:table-cell>
          <table:table-cell office:value-type="time" office:time-value="PT14H47M44S" calcext:value-type="time">
            <text:p>14:47:44</text:p>
          </table:table-cell>
          <table:table-cell table:formula="of:=[.D28]-[.C28]" office:value-type="time" office:time-value="PT00H00M22S" calcext:value-type="time">
            <text:p>00:00:22</text:p>
          </table:table-cell>
          <table:table-cell table:formula="of:=[.E28]*86400" office:value-type="float" office:value="22" calcext:value-type="float">
            <text:p>2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8]+[.J28]" office:value-type="float" office:value="42.29" calcext:value-type="float">
            <text:p>42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14H47M47S" calcext:value-type="time">
            <text:p>14:47:47</text:p>
          </table:table-cell>
          <table:table-cell office:value-type="time" office:time-value="PT14H48M07S" calcext:value-type="time">
            <text:p>14:48:07</text:p>
          </table:table-cell>
          <table:table-cell table:formula="of:=[.D29]-[.C29]" office:value-type="time" office:time-value="PT00H00M20S" calcext:value-type="time">
            <text:p>00:00:20</text:p>
          </table:table-cell>
          <table:table-cell table:formula="of:=[.E29]*86400" office:value-type="float" office:value="20" calcext:value-type="float">
            <text:p>20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29]+[.J29]" office:value-type="float" office:value="40.29" calcext:value-type="float">
            <text:p>40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14H48M10S" calcext:value-type="time">
            <text:p>14:48:10</text:p>
          </table:table-cell>
          <table:table-cell office:value-type="time" office:time-value="PT14H48M32S" calcext:value-type="time">
            <text:p>14:48:32</text:p>
          </table:table-cell>
          <table:table-cell table:formula="of:=[.D30]-[.C30]" office:value-type="time" office:time-value="PT00H00M22S" calcext:value-type="time">
            <text:p>00:00:22</text:p>
          </table:table-cell>
          <table:table-cell table:formula="of:=[.E30]*86400" office:value-type="float" office:value="22" calcext:value-type="float">
            <text:p>2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30]+[.J30]" office:value-type="float" office:value="42.29" calcext:value-type="float">
            <text:p>42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14H48M35S" calcext:value-type="time">
            <text:p>14:48:35</text:p>
          </table:table-cell>
          <table:table-cell office:value-type="time" office:time-value="PT14H48M59S" calcext:value-type="time">
            <text:p>14:48:59</text:p>
          </table:table-cell>
          <table:table-cell table:formula="of:=[.D31]-[.C31]" office:value-type="time" office:time-value="PT00H00M24S" calcext:value-type="time">
            <text:p>00:00:24</text:p>
          </table:table-cell>
          <table:table-cell table:formula="of:=[.E31]*86400" office:value-type="float" office:value="24" calcext:value-type="float">
            <text:p>24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31]+[.J31]" office:value-type="float" office:value="44.29" calcext:value-type="float">
            <text:p>44.29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time" office:time-value="PT14H49M02S" calcext:value-type="time">
            <text:p>14:49:02</text:p>
          </table:table-cell>
          <table:table-cell office:value-type="time" office:time-value="PT14H49M25S" calcext:value-type="time">
            <text:p>14:49:25</text:p>
          </table:table-cell>
          <table:table-cell table:formula="of:=[.D32]-[.C32]" office:value-type="time" office:time-value="PT00H00M23S" calcext:value-type="time">
            <text:p>00:00:23</text:p>
          </table:table-cell>
          <table:table-cell table:formula="of:=[.E32]*86400" office:value-type="float" office:value="23" calcext:value-type="float">
            <text:p>23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2]+[.J32]" office:value-type="float" office:value="41.17" calcext:value-type="float">
            <text:p>41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14H49M27S" calcext:value-type="time">
            <text:p>14:49:27</text:p>
          </table:table-cell>
          <table:table-cell office:value-type="time" office:time-value="PT14H49M51S" calcext:value-type="time">
            <text:p>14:49:51</text:p>
          </table:table-cell>
          <table:table-cell table:formula="of:=[.D33]-[.C33]" office:value-type="time" office:time-value="PT00H00M24S" calcext:value-type="time">
            <text:p>00:00:24</text:p>
          </table:table-cell>
          <table:table-cell table:formula="of:=[.E33]*86400" office:value-type="float" office:value="24" calcext:value-type="float">
            <text:p>24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3]+[.J33]" office:value-type="float" office:value="42.17" calcext:value-type="float">
            <text:p>42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time" office:time-value="PT14H49M54S" calcext:value-type="time">
            <text:p>14:49:54</text:p>
          </table:table-cell>
          <table:table-cell office:value-type="time" office:time-value="PT14H50M18S" calcext:value-type="time">
            <text:p>14:50:18</text:p>
          </table:table-cell>
          <table:table-cell table:formula="of:=[.D34]-[.C34]" office:value-type="time" office:time-value="PT00H00M24S" calcext:value-type="time">
            <text:p>00:00:24</text:p>
          </table:table-cell>
          <table:table-cell table:formula="of:=[.E34]*86400" office:value-type="float" office:value="24" calcext:value-type="float">
            <text:p>24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4]+[.J34]" office:value-type="float" office:value="42.17" calcext:value-type="float">
            <text:p>42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14H50M21S" calcext:value-type="time">
            <text:p>14:50:21</text:p>
          </table:table-cell>
          <table:table-cell office:value-type="time" office:time-value="PT14H50M46S" calcext:value-type="time">
            <text:p>14:50:46</text:p>
          </table:table-cell>
          <table:table-cell table:formula="of:=[.D35]-[.C35]" office:value-type="time" office:time-value="PT00H00M25S" calcext:value-type="time">
            <text:p>00:00:25</text:p>
          </table:table-cell>
          <table:table-cell table:formula="of:=[.E35]*86400" office:value-type="float" office:value="25" calcext:value-type="float">
            <text:p>25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5]+[.J35]" office:value-type="float" office:value="43.17" calcext:value-type="float">
            <text:p>43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14H50M49S" calcext:value-type="time">
            <text:p>14:50:49</text:p>
          </table:table-cell>
          <table:table-cell office:value-type="time" office:time-value="PT14H51M13S" calcext:value-type="time">
            <text:p>14:51:13</text:p>
          </table:table-cell>
          <table:table-cell table:formula="of:=[.D36]-[.C36]" office:value-type="time" office:time-value="PT00H00M24S" calcext:value-type="time">
            <text:p>00:00:24</text:p>
          </table:table-cell>
          <table:table-cell table:formula="of:=[.E36]*86400" office:value-type="float" office:value="24" calcext:value-type="float">
            <text:p>24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6]+[.J36]" office:value-type="float" office:value="42.17" calcext:value-type="float">
            <text:p>42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4H51M16S" calcext:value-type="time">
            <text:p>14:51:16</text:p>
          </table:table-cell>
          <table:table-cell table:style-name="ce2" office:value-type="time" office:time-value="PT14H51M39S" calcext:value-type="time">
            <text:p>14:51:39</text:p>
          </table:table-cell>
          <table:table-cell table:formula="of:=[.D38]-[.C38]" office:value-type="time" office:time-value="PT00H00M24S" calcext:value-type="time">
            <text:p>00:00:24</text:p>
          </table:table-cell>
          <table:table-cell table:formula="of:=[.E37]*86400" office:value-type="float" office:value="24" calcext:value-type="float">
            <text:p>24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7]+[.J37]" office:value-type="float" office:value="42.17" calcext:value-type="float">
            <text:p>42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14H51M42S" calcext:value-type="time">
            <text:p>14:51:42</text:p>
          </table:table-cell>
          <table:table-cell office:value-type="time" office:time-value="PT14H52M06S" calcext:value-type="time">
            <text:p>14:52:06</text:p>
          </table:table-cell>
          <table:table-cell table:formula="of:=[.D39]-[.C39]" office:value-type="time" office:time-value="PT00H00M26S" calcext:value-type="time">
            <text:p>00:00:26</text:p>
          </table:table-cell>
          <table:table-cell table:formula="of:=[.E38]*86400" office:value-type="float" office:value="26" calcext:value-type="float">
            <text:p>26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8]+[.J38]" office:value-type="float" office:value="44.17" calcext:value-type="float">
            <text:p>44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14H52M09S" calcext:value-type="time">
            <text:p>14:52:09</text:p>
          </table:table-cell>
          <table:table-cell office:value-type="time" office:time-value="PT14H52M35S" calcext:value-type="time">
            <text:p>14:52:35</text:p>
          </table:table-cell>
          <table:table-cell table:formula="of:=[.D40]-[.C40]" office:value-type="time" office:time-value="PT00H00M25S" calcext:value-type="time">
            <text:p>00:00:25</text:p>
          </table:table-cell>
          <table:table-cell table:formula="of:=[.E39]*86400" office:value-type="float" office:value="25" calcext:value-type="float">
            <text:p>25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39]+[.J39]" office:value-type="float" office:value="43.17" calcext:value-type="float">
            <text:p>43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14H52M38S" calcext:value-type="time">
            <text:p>14:52:38</text:p>
          </table:table-cell>
          <table:table-cell office:value-type="time" office:time-value="PT14H53M03S" calcext:value-type="time">
            <text:p>14:53:03</text:p>
          </table:table-cell>
          <table:table-cell table:formula="of:=[.D40]-[.C40]" office:value-type="time" office:time-value="PT00H00M25S" calcext:value-type="time">
            <text:p>00:00:25</text:p>
          </table:table-cell>
          <table:table-cell table:formula="of:=[.E40]*86400" office:value-type="float" office:value="25" calcext:value-type="float">
            <text:p>25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40]+[.J40]" office:value-type="float" office:value="43.17" calcext:value-type="float">
            <text:p>43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14H53M07S" calcext:value-type="time">
            <text:p>14:53:07</text:p>
          </table:table-cell>
          <table:table-cell office:value-type="time" office:time-value="PT14H53M33S" calcext:value-type="time">
            <text:p>14:53:33</text:p>
          </table:table-cell>
          <table:table-cell table:formula="of:=[.D41]-[.C41]" office:value-type="time" office:time-value="PT00H00M26S" calcext:value-type="time">
            <text:p>00:00:26</text:p>
          </table:table-cell>
          <table:table-cell table:formula="of:=[.E41]*86400" office:value-type="float" office:value="26" calcext:value-type="float">
            <text:p>26</text:p>
          </table:table-cell>
          <table:table-cell office:value-type="string" calcext:value-type="string">
            <text:p>bowl, milk, cup, spoon, breakfast-cereal</text:p>
          </table:table-cell>
          <table:table-cell office:value-type="string" calcext:value-type="string">
            <text:p>opm</text:p>
          </table:table-cell>
          <table:table-cell table:formula="of:=[.F41]+[.J41]" office:value-type="float" office:value="44.17" calcext:value-type="float">
            <text:p>44.17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time" office:time-value="PT14H53M38S" calcext:value-type="time">
            <text:p>14:53:38</text:p>
          </table:table-cell>
          <table:table-cell office:value-type="time" office:time-value="PT14H54M07S" calcext:value-type="time">
            <text:p>14:54:07</text:p>
          </table:table-cell>
          <table:table-cell table:formula="of:=[.D42]-[.C42]" office:value-type="time" office:time-value="PT00H00M29S" calcext:value-type="time">
            <text:p>00:00:29</text:p>
          </table:table-cell>
          <table:table-cell table:formula="of:=[.E42]*86400" office:value-type="float" office:value="29" calcext:value-type="float">
            <text:p>29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2]+[.J42]" office:value-type="float" office:value="48.67" calcext:value-type="float">
            <text:p>48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14H54M10S" calcext:value-type="time">
            <text:p>14:54:10</text:p>
          </table:table-cell>
          <table:table-cell office:value-type="time" office:time-value="PT14H54M39S" calcext:value-type="time">
            <text:p>14:54:39</text:p>
          </table:table-cell>
          <table:table-cell table:formula="of:=[.D43]-[.C43]" office:value-type="time" office:time-value="PT00H00M29S" calcext:value-type="time">
            <text:p>00:00:29</text:p>
          </table:table-cell>
          <table:table-cell table:formula="of:=[.E43]*86400" office:value-type="float" office:value="29" calcext:value-type="float">
            <text:p>29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3]+[.J43]" office:value-type="float" office:value="48.67" calcext:value-type="float">
            <text:p>48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14H54M43S" calcext:value-type="time">
            <text:p>14:54:43</text:p>
          </table:table-cell>
          <table:table-cell office:value-type="time" office:time-value="PT14H55M11S" calcext:value-type="time">
            <text:p>14:55:11</text:p>
          </table:table-cell>
          <table:table-cell table:formula="of:=[.D44]-[.C44]" office:value-type="time" office:time-value="PT00H00M28S" calcext:value-type="time">
            <text:p>00:00:28</text:p>
          </table:table-cell>
          <table:table-cell table:formula="of:=[.E44]*86400" office:value-type="float" office:value="28" calcext:value-type="float">
            <text:p>28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4]+[.J44]" office:value-type="float" office:value="47.67" calcext:value-type="float">
            <text:p>47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time" office:time-value="PT14H55M14S" calcext:value-type="time">
            <text:p>14:55:14</text:p>
          </table:table-cell>
          <table:table-cell office:value-type="time" office:time-value="PT14H55M44S" calcext:value-type="time">
            <text:p>14:55:44</text:p>
          </table:table-cell>
          <table:table-cell table:formula="of:=[.D45]-[.C45]" office:value-type="time" office:time-value="PT00H00M30S" calcext:value-type="time">
            <text:p>00:00:30</text:p>
          </table:table-cell>
          <table:table-cell table:formula="of:=[.E45]*86400" office:value-type="float" office:value="30" calcext:value-type="float">
            <text:p>30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5]+[.J45]" office:value-type="float" office:value="49.67" calcext:value-type="float">
            <text:p>49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14H55M47S" calcext:value-type="time">
            <text:p>14:55:47</text:p>
          </table:table-cell>
          <table:table-cell office:value-type="time" office:time-value="PT14H56M14S" calcext:value-type="time">
            <text:p>14:56:14</text:p>
          </table:table-cell>
          <table:table-cell table:formula="of:=[.D46]-[.C46]" office:value-type="time" office:time-value="PT00H00M27S" calcext:value-type="time">
            <text:p>00:00:27</text:p>
          </table:table-cell>
          <table:table-cell table:formula="of:=[.E46]*86400" office:value-type="float" office:value="27" calcext:value-type="float">
            <text:p>27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6]+[.J46]" office:value-type="float" office:value="46.67" calcext:value-type="float">
            <text:p>46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14H56M17S" calcext:value-type="time">
            <text:p>14:56:17</text:p>
          </table:table-cell>
          <table:table-cell office:value-type="time" office:time-value="PT14H56M45S" calcext:value-type="time">
            <text:p>14:56:45</text:p>
          </table:table-cell>
          <table:table-cell table:formula="of:=[.D47]-[.C47]" office:value-type="time" office:time-value="PT00H00M28S" calcext:value-type="time">
            <text:p>00:00:28</text:p>
          </table:table-cell>
          <table:table-cell table:formula="of:=[.E47]*86400" office:value-type="float" office:value="28" calcext:value-type="float">
            <text:p>28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7]+[.J47]" office:value-type="float" office:value="47.67" calcext:value-type="float">
            <text:p>47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14H56M48S" calcext:value-type="time">
            <text:p>14:56:48</text:p>
          </table:table-cell>
          <table:table-cell office:value-type="time" office:time-value="PT14H57M16S" calcext:value-type="time">
            <text:p>14:57:16</text:p>
          </table:table-cell>
          <table:table-cell table:formula="of:=[.D48]-[.C48]" office:value-type="time" office:time-value="PT00H00M28S" calcext:value-type="time">
            <text:p>00:00:28</text:p>
          </table:table-cell>
          <table:table-cell table:formula="of:=[.E48]*86400" office:value-type="float" office:value="28" calcext:value-type="float">
            <text:p>28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8]+[.J48]" office:value-type="float" office:value="47.67" calcext:value-type="float">
            <text:p>47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14H57M18S" calcext:value-type="time">
            <text:p>14:57:18</text:p>
          </table:table-cell>
          <table:table-cell office:value-type="time" office:time-value="PT14H57M48S" calcext:value-type="time">
            <text:p>14:57:48</text:p>
          </table:table-cell>
          <table:table-cell table:formula="of:=[.D49]-[.C49]" office:value-type="time" office:time-value="PT00H00M30S" calcext:value-type="time">
            <text:p>00:00:30</text:p>
          </table:table-cell>
          <table:table-cell table:formula="of:=[.E49]*86400" office:value-type="float" office:value="30" calcext:value-type="float">
            <text:p>30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49]+[.J49]" office:value-type="float" office:value="49.67" calcext:value-type="float">
            <text:p>49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14H57M51S" calcext:value-type="time">
            <text:p>14:57:51</text:p>
          </table:table-cell>
          <table:table-cell office:value-type="time" office:time-value="PT14H58M20S" calcext:value-type="time">
            <text:p>14:58:20</text:p>
          </table:table-cell>
          <table:table-cell table:formula="of:=[.D50]-[.C50]" office:value-type="time" office:time-value="PT00H00M29S" calcext:value-type="time">
            <text:p>00:00:29</text:p>
          </table:table-cell>
          <table:table-cell table:formula="of:=[.E50]*86400" office:value-type="float" office:value="29" calcext:value-type="float">
            <text:p>29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50]+[.J50]" office:value-type="float" office:value="48.67" calcext:value-type="float">
            <text:p>48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14H58M22S" calcext:value-type="time">
            <text:p>14:58:22</text:p>
          </table:table-cell>
          <table:table-cell office:value-type="time" office:time-value="PT14H58M51S" calcext:value-type="time">
            <text:p>14:58:51</text:p>
          </table:table-cell>
          <table:table-cell table:formula="of:=[.D51]-[.C51]" office:value-type="time" office:time-value="PT00H00M29S" calcext:value-type="time">
            <text:p>00:00:29</text:p>
          </table:table-cell>
          <table:table-cell table:formula="of:=[.E51]*86400" office:value-type="float" office:value="29" calcext:value-type="float">
            <text:p>29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51]+[.J51]" office:value-type="float" office:value="48.67" calcext:value-type="float">
            <text:p>48.6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time" office:time-value="PT14H58M56S" calcext:value-type="time">
            <text:p>14:58:56</text:p>
          </table:table-cell>
          <table:table-cell office:value-type="time" office:time-value="PT14H59M26S" calcext:value-type="time">
            <text:p>14:59:26</text:p>
          </table:table-cell>
          <table:table-cell table:formula="of:=[.D52]-[.C52]" office:value-type="time" office:time-value="PT00H00M30S" calcext:value-type="time">
            <text:p>00:00:30</text:p>
          </table:table-cell>
          <table:table-cell table:formula="of:=[.E52]*86400" office:value-type="float" office:value="30" calcext:value-type="float">
            <text:p>30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2]+[.J52]" office:value-type="float" office:value="49.19" calcext:value-type="float">
            <text:p>49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14H59M30S" calcext:value-type="time">
            <text:p>14:59:30</text:p>
          </table:table-cell>
          <table:table-cell office:value-type="time" office:time-value="PT15H00M00S" calcext:value-type="time">
            <text:p>15:00:00</text:p>
          </table:table-cell>
          <table:table-cell table:formula="of:=[.D53]-[.C53]" office:value-type="time" office:time-value="PT00H00M30S" calcext:value-type="time">
            <text:p>00:00:30</text:p>
          </table:table-cell>
          <table:table-cell table:formula="of:=[.E53]*86400" office:value-type="float" office:value="30" calcext:value-type="float">
            <text:p>30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3]+[.J53]" office:value-type="float" office:value="49.19" calcext:value-type="float">
            <text:p>49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15H00M03S" calcext:value-type="time">
            <text:p>15:00:03</text:p>
          </table:table-cell>
          <table:table-cell office:value-type="time" office:time-value="PT15H00M36S" calcext:value-type="time">
            <text:p>15:00:36</text:p>
          </table:table-cell>
          <table:table-cell table:formula="of:=[.D54]-[.C54]" office:value-type="time" office:time-value="PT00H00M33S" calcext:value-type="time">
            <text:p>00:00:33</text:p>
          </table:table-cell>
          <table:table-cell table:formula="of:=[.E54]*86400" office:value-type="float" office:value="33" calcext:value-type="float">
            <text:p>33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4]+[.J54]" office:value-type="float" office:value="52.19" calcext:value-type="float">
            <text:p>52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time" office:time-value="PT15H00M39S" calcext:value-type="time">
            <text:p>15:00:39</text:p>
          </table:table-cell>
          <table:table-cell office:value-type="time" office:time-value="PT15H01M10S" calcext:value-type="time">
            <text:p>15:01:10</text:p>
          </table:table-cell>
          <table:table-cell table:formula="of:=[.D55]-[.C55]" office:value-type="time" office:time-value="PT00H00M31S" calcext:value-type="time">
            <text:p>00:00:31</text:p>
          </table:table-cell>
          <table:table-cell table:formula="of:=[.E55]*86400" office:value-type="float" office:value="31" calcext:value-type="float">
            <text:p>31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5]+[.J55]" office:value-type="float" office:value="50.19" calcext:value-type="float">
            <text:p>50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15H01M12S" calcext:value-type="time">
            <text:p>15:01:12</text:p>
          </table:table-cell>
          <table:table-cell office:value-type="time" office:time-value="PT15H01M44S" calcext:value-type="time">
            <text:p>15:01:44</text:p>
          </table:table-cell>
          <table:table-cell table:formula="of:=[.D56]-[.C56]" office:value-type="time" office:time-value="PT00H00M32S" calcext:value-type="time">
            <text:p>00:00:32</text:p>
          </table:table-cell>
          <table:table-cell table:formula="of:=[.E56]*86400" office:value-type="float" office:value="32" calcext:value-type="float">
            <text:p>32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6]+[.J56]" office:value-type="float" office:value="51.19" calcext:value-type="float">
            <text:p>51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15H01M47S" calcext:value-type="time">
            <text:p>15:01:47</text:p>
          </table:table-cell>
          <table:table-cell office:value-type="time" office:time-value="PT15H02M18S" calcext:value-type="time">
            <text:p>15:02:18</text:p>
          </table:table-cell>
          <table:table-cell table:formula="of:=[.D57]-[.C57]" office:value-type="time" office:time-value="PT00H00M31S" calcext:value-type="time">
            <text:p>00:00:31</text:p>
          </table:table-cell>
          <table:table-cell table:formula="of:=[.E57]*86400" office:value-type="float" office:value="31" calcext:value-type="float">
            <text:p>31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7]+[.J57]" office:value-type="float" office:value="50.19" calcext:value-type="float">
            <text:p>50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15H02M21S" calcext:value-type="time">
            <text:p>15:02:21</text:p>
          </table:table-cell>
          <table:table-cell office:value-type="time" office:time-value="PT15H02M51S" calcext:value-type="time">
            <text:p>15:02:51</text:p>
          </table:table-cell>
          <table:table-cell table:formula="of:=[.D58]-[.C58]" office:value-type="time" office:time-value="PT00H00M30S" calcext:value-type="time">
            <text:p>00:00:30</text:p>
          </table:table-cell>
          <table:table-cell table:formula="of:=[.E58]*86400" office:value-type="float" office:value="30" calcext:value-type="float">
            <text:p>30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8]+[.J58]" office:value-type="float" office:value="49.19" calcext:value-type="float">
            <text:p>49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15H02M54S" calcext:value-type="time">
            <text:p>15:02:54</text:p>
          </table:table-cell>
          <table:table-cell office:value-type="time" office:time-value="PT15H03M25S" calcext:value-type="time">
            <text:p>15:03:25</text:p>
          </table:table-cell>
          <table:table-cell table:formula="of:=[.D59]-[.C59]" office:value-type="time" office:time-value="PT00H00M31S" calcext:value-type="time">
            <text:p>00:00:31</text:p>
          </table:table-cell>
          <table:table-cell table:formula="of:=[.E59]*86400" office:value-type="float" office:value="31" calcext:value-type="float">
            <text:p>31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59]+[.J59]" office:value-type="float" office:value="50.19" calcext:value-type="float">
            <text:p>50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15H03M29S" calcext:value-type="time">
            <text:p>15:03:29</text:p>
          </table:table-cell>
          <table:table-cell office:value-type="time" office:time-value="PT15H04M01S" calcext:value-type="time">
            <text:p>15:04:01</text:p>
          </table:table-cell>
          <table:table-cell table:formula="of:=[.D60]-[.C60]" office:value-type="time" office:time-value="PT00H00M32S" calcext:value-type="time">
            <text:p>00:00:32</text:p>
          </table:table-cell>
          <table:table-cell table:formula="of:=[.E60]*86400" office:value-type="float" office:value="32" calcext:value-type="float">
            <text:p>32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60]+[.J60]" office:value-type="float" office:value="51.19" calcext:value-type="float">
            <text:p>51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15H04M04S" calcext:value-type="time">
            <text:p>15:04:04</text:p>
          </table:table-cell>
          <table:table-cell office:value-type="time" office:time-value="PT15H04M35S" calcext:value-type="time">
            <text:p>15:04:35</text:p>
          </table:table-cell>
          <table:table-cell table:formula="of:=[.D61]-[.C61]" office:value-type="time" office:time-value="PT00H00M31S" calcext:value-type="time">
            <text:p>00:00:31</text:p>
          </table:table-cell>
          <table:table-cell table:formula="of:=[.E61]*86400" office:value-type="float" office:value="31" calcext:value-type="float">
            <text:p>31</text:p>
          </table:table-cell>
          <table:table-cell office:value-type="string" calcext:value-type="string">
            <text:p>bowl, spoon, breakfast-cereal, cup, milk</text:p>
          </table:table-cell>
          <table:table-cell office:value-type="string" calcext:value-type="string">
            <text:p>opm</text:p>
          </table:table-cell>
          <table:table-cell table:formula="of:=[.F61]+[.J61]" office:value-type="float" office:value="50.19" calcext:value-type="float">
            <text:p>50.1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time" office:time-value="PT15H04M39S" calcext:value-type="time">
            <text:p>15:04:39</text:p>
          </table:table-cell>
          <table:table-cell office:value-type="time" office:time-value="PT15H05M08S" calcext:value-type="time">
            <text:p>15:05:08</text:p>
          </table:table-cell>
          <table:table-cell table:formula="of:=[.D62]-[.C62]" office:value-type="time" office:time-value="PT00H00M29S" calcext:value-type="time">
            <text:p>00:00:29</text:p>
          </table:table-cell>
          <table:table-cell table:formula="of:=[.E62]*86400" office:value-type="float" office:value="29" calcext:value-type="float">
            <text:p>29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2]+[.J62]" office:value-type="float" office:value="49.31" calcext:value-type="float">
            <text:p>49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15H05M11S" calcext:value-type="time">
            <text:p>15:05:11</text:p>
          </table:table-cell>
          <table:table-cell office:value-type="time" office:time-value="PT15H05M43S" calcext:value-type="time">
            <text:p>15:05:43</text:p>
          </table:table-cell>
          <table:table-cell table:formula="of:=[.D63]-[.C63]" office:value-type="time" office:time-value="PT00H00M32S" calcext:value-type="time">
            <text:p>00:00:32</text:p>
          </table:table-cell>
          <table:table-cell table:formula="of:=[.E63]*86400" office:value-type="float" office:value="32" calcext:value-type="float">
            <text:p>3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3]+[.J63]" office:value-type="float" office:value="52.31" calcext:value-type="float">
            <text:p>52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15H05M45S" calcext:value-type="time">
            <text:p>15:05:45</text:p>
          </table:table-cell>
          <table:table-cell office:value-type="time" office:time-value="PT15H06M15S" calcext:value-type="time">
            <text:p>15:06:15</text:p>
          </table:table-cell>
          <table:table-cell table:formula="of:=[.D64]-[.C64]" office:value-type="time" office:time-value="PT00H00M30S" calcext:value-type="time">
            <text:p>00:00:30</text:p>
          </table:table-cell>
          <table:table-cell table:formula="of:=[.E64]*86400" office:value-type="float" office:value="30" calcext:value-type="float">
            <text:p>30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4]+[.J64]" office:value-type="float" office:value="50.31" calcext:value-type="float">
            <text:p>50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15H06M18S" calcext:value-type="time">
            <text:p>15:06:18</text:p>
          </table:table-cell>
          <table:table-cell office:value-type="time" office:time-value="PT15H06M48S" calcext:value-type="time">
            <text:p>15:06:48</text:p>
          </table:table-cell>
          <table:table-cell table:formula="of:=[.D65]-[.C65]" office:value-type="time" office:time-value="PT00H00M30S" calcext:value-type="time">
            <text:p>00:00:30</text:p>
          </table:table-cell>
          <table:table-cell table:formula="of:=[.E65]*86400" office:value-type="float" office:value="30" calcext:value-type="float">
            <text:p>30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5]+[.J65]" office:value-type="float" office:value="50.31" calcext:value-type="float">
            <text:p>50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time" office:time-value="PT15H06M51S" calcext:value-type="time">
            <text:p>15:06:51</text:p>
          </table:table-cell>
          <table:table-cell office:value-type="time" office:time-value="PT15H07M21S" calcext:value-type="time">
            <text:p>15:07:21</text:p>
          </table:table-cell>
          <table:table-cell table:formula="of:=[.D66]-[.C66]" office:value-type="time" office:time-value="PT00H00M30S" calcext:value-type="time">
            <text:p>00:00:30</text:p>
          </table:table-cell>
          <table:table-cell table:formula="of:=[.E66]*86400" office:value-type="float" office:value="30" calcext:value-type="float">
            <text:p>30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6]+[.J66]" office:value-type="float" office:value="50.31" calcext:value-type="float">
            <text:p>50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15H07M24S" calcext:value-type="time">
            <text:p>15:07:24</text:p>
          </table:table-cell>
          <table:table-cell office:value-type="time" office:time-value="PT15H07M57S" calcext:value-type="time">
            <text:p>15:07:57</text:p>
          </table:table-cell>
          <table:table-cell table:formula="of:=[.D67]-[.C67]" office:value-type="time" office:time-value="PT00H00M33S" calcext:value-type="time">
            <text:p>00:00:33</text:p>
          </table:table-cell>
          <table:table-cell table:formula="of:=[.E67]*86400" office:value-type="float" office:value="33" calcext:value-type="float">
            <text:p>33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7]+[.J67]" office:value-type="float" office:value="53.31" calcext:value-type="float">
            <text:p>53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15H08M00S" calcext:value-type="time">
            <text:p>15:08:00</text:p>
          </table:table-cell>
          <table:table-cell office:value-type="time" office:time-value="PT15H08M33S" calcext:value-type="time">
            <text:p>15:08:33</text:p>
          </table:table-cell>
          <table:table-cell table:formula="of:=[.D68]-[.C68]" office:value-type="time" office:time-value="PT00H00M33S" calcext:value-type="time">
            <text:p>00:00:33</text:p>
          </table:table-cell>
          <table:table-cell table:formula="of:=[.E68]*86400" office:value-type="float" office:value="33" calcext:value-type="float">
            <text:p>33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8]+[.J68]" office:value-type="float" office:value="53.31" calcext:value-type="float">
            <text:p>53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15H08M36S" calcext:value-type="time">
            <text:p>15:08:36</text:p>
          </table:table-cell>
          <table:table-cell office:value-type="time" office:time-value="PT15H09M08S" calcext:value-type="time">
            <text:p>15:09:08</text:p>
          </table:table-cell>
          <table:table-cell table:formula="of:=[.D69]-[.C69]" office:value-type="time" office:time-value="PT00H00M32S" calcext:value-type="time">
            <text:p>00:00:32</text:p>
          </table:table-cell>
          <table:table-cell table:formula="of:=[.E69]*86400" office:value-type="float" office:value="32" calcext:value-type="float">
            <text:p>3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69]+[.J69]" office:value-type="float" office:value="52.31" calcext:value-type="float">
            <text:p>52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15H09M11S" calcext:value-type="time">
            <text:p>15:09:11</text:p>
          </table:table-cell>
          <table:table-cell office:value-type="time" office:time-value="PT15H09M45S" calcext:value-type="time">
            <text:p>15:09:45</text:p>
          </table:table-cell>
          <table:table-cell table:formula="of:=[.D70]-[.C70]" office:value-type="time" office:time-value="PT00H00M34S" calcext:value-type="time">
            <text:p>00:00:34</text:p>
          </table:table-cell>
          <table:table-cell table:formula="of:=[.E70]*86400" office:value-type="float" office:value="34" calcext:value-type="float">
            <text:p>34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70]+[.J70]" office:value-type="float" office:value="54.31" calcext:value-type="float">
            <text:p>54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15H09M47S" calcext:value-type="time">
            <text:p>15:09:47</text:p>
          </table:table-cell>
          <table:table-cell office:value-type="time" office:time-value="PT15H10M19S" calcext:value-type="time">
            <text:p>15:10:19</text:p>
          </table:table-cell>
          <table:table-cell table:formula="of:=[.D71]-[.C71]" office:value-type="time" office:time-value="PT00H00M32S" calcext:value-type="time">
            <text:p>00:00:32</text:p>
          </table:table-cell>
          <table:table-cell table:formula="of:=[.E71]*86400" office:value-type="float" office:value="32" calcext:value-type="float">
            <text:p>32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71]+[.J71]" office:value-type="float" office:value="52.31" calcext:value-type="float">
            <text:p>52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time" office:time-value="PT15H10M22S" calcext:value-type="time">
            <text:p>15:10:22</text:p>
          </table:table-cell>
          <table:table-cell office:value-type="time" office:time-value="PT15H10M55S" calcext:value-type="time">
            <text:p>15:10:55</text:p>
          </table:table-cell>
          <table:table-cell table:formula="of:=[.D72]-[.C72]" office:value-type="time" office:time-value="PT00H00M33S" calcext:value-type="time">
            <text:p>00:00:33</text:p>
          </table:table-cell>
          <table:table-cell table:formula="of:=[.E72]*86400" office:value-type="float" office:value="33" calcext:value-type="float">
            <text:p>33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2]+[.J72]" office:value-type="float" office:value="52.3" calcext:value-type="float">
            <text:p>52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15H10M58S" calcext:value-type="time">
            <text:p>15:10:58</text:p>
          </table:table-cell>
          <table:table-cell office:value-type="time" office:time-value="PT15H11M32S" calcext:value-type="time">
            <text:p>15:11:32</text:p>
          </table:table-cell>
          <table:table-cell table:formula="of:=[.D73]-[.C73]" office:value-type="time" office:time-value="PT00H00M34S" calcext:value-type="time">
            <text:p>00:00:34</text:p>
          </table:table-cell>
          <table:table-cell table:formula="of:=[.E73]*86400" office:value-type="float" office:value="34" calcext:value-type="float">
            <text:p>34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3]+[.J73]" office:value-type="float" office:value="53.3" calcext:value-type="float">
            <text:p>53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15H11M34S" calcext:value-type="time">
            <text:p>15:11:34</text:p>
          </table:table-cell>
          <table:table-cell office:value-type="time" office:time-value="PT15H12M08S" calcext:value-type="time">
            <text:p>15:12:08</text:p>
          </table:table-cell>
          <table:table-cell table:formula="of:=[.D74]-[.C74]" office:value-type="time" office:time-value="PT00H00M34S" calcext:value-type="time">
            <text:p>00:00:34</text:p>
          </table:table-cell>
          <table:table-cell table:formula="of:=[.E74]*86400" office:value-type="float" office:value="34" calcext:value-type="float">
            <text:p>34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4]+[.J74]" office:value-type="float" office:value="53.3" calcext:value-type="float">
            <text:p>53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15H12M11S" calcext:value-type="time">
            <text:p>15:12:11</text:p>
          </table:table-cell>
          <table:table-cell office:value-type="time" office:time-value="PT15H12M45S" calcext:value-type="time">
            <text:p>15:12:45</text:p>
          </table:table-cell>
          <table:table-cell table:formula="of:=[.D75]-[.C75]" office:value-type="time" office:time-value="PT00H00M34S" calcext:value-type="time">
            <text:p>00:00:34</text:p>
          </table:table-cell>
          <table:table-cell table:formula="of:=[.E75]*86400" office:value-type="float" office:value="34" calcext:value-type="float">
            <text:p>34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5]+[.J75]" office:value-type="float" office:value="53.3" calcext:value-type="float">
            <text:p>53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time" office:time-value="PT15H12M49S" calcext:value-type="time">
            <text:p>15:12:49</text:p>
          </table:table-cell>
          <table:table-cell office:value-type="time" office:time-value="PT15H13M23S" calcext:value-type="time">
            <text:p>15:13:23</text:p>
          </table:table-cell>
          <table:table-cell table:formula="of:=[.D76]-[.C76]" office:value-type="time" office:time-value="PT00H00M34S" calcext:value-type="time">
            <text:p>00:00:34</text:p>
          </table:table-cell>
          <table:table-cell table:formula="of:=[.E76]*86400" office:value-type="float" office:value="34" calcext:value-type="float">
            <text:p>34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6]+[.J76]" office:value-type="float" office:value="53.3" calcext:value-type="float">
            <text:p>53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15H13M27S" calcext:value-type="time">
            <text:p>15:13:27</text:p>
          </table:table-cell>
          <table:table-cell office:value-type="time" office:time-value="PT15H14M00S" calcext:value-type="time">
            <text:p>15:14:00</text:p>
          </table:table-cell>
          <table:table-cell table:formula="of:=[.D77]-[.C77]" office:value-type="time" office:time-value="PT00H00M33S" calcext:value-type="time">
            <text:p>00:00:33</text:p>
          </table:table-cell>
          <table:table-cell table:formula="of:=[.E77]*86400" office:value-type="float" office:value="33" calcext:value-type="float">
            <text:p>33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7]+[.J77]" office:value-type="float" office:value="52.3" calcext:value-type="float">
            <text:p>52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15H14M03S" calcext:value-type="time">
            <text:p>15:14:03</text:p>
          </table:table-cell>
          <table:table-cell office:value-type="time" office:time-value="PT15H14M38S" calcext:value-type="time">
            <text:p>15:14:38</text:p>
          </table:table-cell>
          <table:table-cell table:formula="of:=[.D78]-[.C78]" office:value-type="time" office:time-value="PT00H00M35S" calcext:value-type="time">
            <text:p>00:00:35</text:p>
          </table:table-cell>
          <table:table-cell table:formula="of:=[.E78]*86400" office:value-type="float" office:value="35" calcext:value-type="float">
            <text:p>35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8]+[.J78]" office:value-type="float" office:value="54.3" calcext:value-type="float">
            <text:p>54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15H14M41S" calcext:value-type="time">
            <text:p>15:14:41</text:p>
          </table:table-cell>
          <table:table-cell office:value-type="time" office:time-value="PT15H15M13S" calcext:value-type="time">
            <text:p>15:15:13</text:p>
          </table:table-cell>
          <table:table-cell table:formula="of:=[.D79]-[.C79]" office:value-type="time" office:time-value="PT00H00M32S" calcext:value-type="time">
            <text:p>00:00:32</text:p>
          </table:table-cell>
          <table:table-cell table:formula="of:=[.E79]*86400" office:value-type="float" office:value="32" calcext:value-type="float">
            <text:p>32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79]+[.J79]" office:value-type="float" office:value="51.3" calcext:value-type="float">
            <text:p>51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15H15M18S" calcext:value-type="time">
            <text:p>15:15:18</text:p>
          </table:table-cell>
          <table:table-cell office:value-type="time" office:time-value="PT15H15M54S" calcext:value-type="time">
            <text:p>15:15:54</text:p>
          </table:table-cell>
          <table:table-cell table:formula="of:=[.D80]-[.C80]" office:value-type="time" office:time-value="PT00H00M36S" calcext:value-type="time">
            <text:p>00:00:36</text:p>
          </table:table-cell>
          <table:table-cell table:formula="of:=[.E80]*86400" office:value-type="float" office:value="36" calcext:value-type="float">
            <text:p>36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80]+[.J80]" office:value-type="float" office:value="55.3" calcext:value-type="float">
            <text:p>55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15H15M57S" calcext:value-type="time">
            <text:p>15:15:57</text:p>
          </table:table-cell>
          <table:table-cell office:value-type="time" office:time-value="PT15H16M30S" calcext:value-type="time">
            <text:p>15:16:30</text:p>
          </table:table-cell>
          <table:table-cell table:formula="of:=[.D81]-[.C81]" office:value-type="time" office:time-value="PT00H00M33S" calcext:value-type="time">
            <text:p>00:00:33</text:p>
          </table:table-cell>
          <table:table-cell table:formula="of:=[.E81]*86400" office:value-type="float" office:value="33" calcext:value-type="float">
            <text:p>33</text:p>
          </table:table-cell>
          <table:table-cell office:value-type="string" calcext:value-type="string">
            <text:p>bowl, spoon, milk, cup, breakfast-cereal</text:p>
          </table:table-cell>
          <table:table-cell office:value-type="string" calcext:value-type="string">
            <text:p>opm</text:p>
          </table:table-cell>
          <table:table-cell table:formula="of:=[.F81]+[.J81]" office:value-type="float" office:value="52.3" calcext:value-type="float">
            <text:p>52.3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time" office:time-value="PT15H16M35S" calcext:value-type="time">
            <text:p>15:16:35</text:p>
          </table:table-cell>
          <table:table-cell office:value-type="time" office:time-value="PT15H17M09S" calcext:value-type="time">
            <text:p>15:17:09</text:p>
          </table:table-cell>
          <table:table-cell table:formula="of:=[.D82]-[.C82]" office:value-type="time" office:time-value="PT00H00M34S" calcext:value-type="time">
            <text:p>00:00:34</text:p>
          </table:table-cell>
          <table:table-cell table:formula="of:=[.E82]*86400" office:value-type="float" office:value="34" calcext:value-type="float">
            <text:p>34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2]+[.J82]" office:value-type="float" office:value="54.31" calcext:value-type="float">
            <text:p>54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15H17M12S" calcext:value-type="time">
            <text:p>15:17:12</text:p>
          </table:table-cell>
          <table:table-cell office:value-type="time" office:time-value="PT15H17M49S" calcext:value-type="time">
            <text:p>15:17:49</text:p>
          </table:table-cell>
          <table:table-cell table:formula="of:=[.D83]-[.C83]" office:value-type="time" office:time-value="PT00H00M37S" calcext:value-type="time">
            <text:p>00:00:37</text:p>
          </table:table-cell>
          <table:table-cell table:formula="of:=[.E83]*86400" office:value-type="float" office:value="37" calcext:value-type="float">
            <text:p>37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3]+[.J83]" office:value-type="float" office:value="57.31" calcext:value-type="float">
            <text:p>57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15H17M52S" calcext:value-type="time">
            <text:p>15:17:52</text:p>
          </table:table-cell>
          <table:table-cell office:value-type="time" office:time-value="PT15H18M27S" calcext:value-type="time">
            <text:p>15:18:27</text:p>
          </table:table-cell>
          <table:table-cell table:formula="of:=[.D84]-[.C84]" office:value-type="time" office:time-value="PT00H00M35S" calcext:value-type="time">
            <text:p>00:00:35</text:p>
          </table:table-cell>
          <table:table-cell table:formula="of:=[.E84]*86400" office:value-type="float" office:value="35" calcext:value-type="float">
            <text:p>35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4]+[.J84]" office:value-type="float" office:value="55.31" calcext:value-type="float">
            <text:p>55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15H18M30S" calcext:value-type="time">
            <text:p>15:18:30</text:p>
          </table:table-cell>
          <table:table-cell office:value-type="time" office:time-value="PT15H19M05S" calcext:value-type="time">
            <text:p>15:19:05</text:p>
          </table:table-cell>
          <table:table-cell table:formula="of:=[.D85]-[.C85]" office:value-type="time" office:time-value="PT00H00M35S" calcext:value-type="time">
            <text:p>00:00:35</text:p>
          </table:table-cell>
          <table:table-cell table:formula="of:=[.E85]*86400" office:value-type="float" office:value="35" calcext:value-type="float">
            <text:p>35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5]+[.J85]" office:value-type="float" office:value="55.31" calcext:value-type="float">
            <text:p>55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15H19M08S" calcext:value-type="time">
            <text:p>15:19:08</text:p>
          </table:table-cell>
          <table:table-cell office:value-type="time" office:time-value="PT15H19M42S" calcext:value-type="time">
            <text:p>15:19:42</text:p>
          </table:table-cell>
          <table:table-cell table:formula="of:=[.D86]-[.C86]" office:value-type="time" office:time-value="PT00H00M34S" calcext:value-type="time">
            <text:p>00:00:34</text:p>
          </table:table-cell>
          <table:table-cell table:formula="of:=[.E86]*86400" office:value-type="float" office:value="34" calcext:value-type="float">
            <text:p>34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6]+[.J86]" office:value-type="float" office:value="54.31" calcext:value-type="float">
            <text:p>54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time" office:time-value="PT15H19M45S" calcext:value-type="time">
            <text:p>15:19:45</text:p>
          </table:table-cell>
          <table:table-cell office:value-type="time" office:time-value="PT15H20M20S" calcext:value-type="time">
            <text:p>15:20:20</text:p>
          </table:table-cell>
          <table:table-cell table:formula="of:=[.D87]-[.C87]" office:value-type="time" office:time-value="PT00H00M35S" calcext:value-type="time">
            <text:p>00:00:35</text:p>
          </table:table-cell>
          <table:table-cell table:formula="of:=[.E87]*86400" office:value-type="float" office:value="35" calcext:value-type="float">
            <text:p>35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7]+[.J87]" office:value-type="float" office:value="55.31" calcext:value-type="float">
            <text:p>55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15H20M23S" calcext:value-type="time">
            <text:p>15:20:23</text:p>
          </table:table-cell>
          <table:table-cell office:value-type="time" office:time-value="PT15H20M59S" calcext:value-type="time">
            <text:p>15:20:59</text:p>
          </table:table-cell>
          <table:table-cell table:formula="of:=[.D88]-[.C88]" office:value-type="time" office:time-value="PT00H00M36S" calcext:value-type="time">
            <text:p>00:00:36</text:p>
          </table:table-cell>
          <table:table-cell table:formula="of:=[.E88]*86400" office:value-type="float" office:value="36" calcext:value-type="float">
            <text:p>36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8]+[.J88]" office:value-type="float" office:value="56.31" calcext:value-type="float">
            <text:p>56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15H21M01S" calcext:value-type="time">
            <text:p>15:21:01</text:p>
          </table:table-cell>
          <table:table-cell office:value-type="time" office:time-value="PT15H21M37S" calcext:value-type="time">
            <text:p>15:21:37</text:p>
          </table:table-cell>
          <table:table-cell table:formula="of:=[.D89]-[.C89]" office:value-type="time" office:time-value="PT00H00M36S" calcext:value-type="time">
            <text:p>00:00:36</text:p>
          </table:table-cell>
          <table:table-cell table:formula="of:=[.E89]*86400" office:value-type="float" office:value="36" calcext:value-type="float">
            <text:p>36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89]+[.J89]" office:value-type="float" office:value="56.31" calcext:value-type="float">
            <text:p>56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15H21M40S" calcext:value-type="time">
            <text:p>15:21:40</text:p>
          </table:table-cell>
          <table:table-cell office:value-type="time" office:time-value="PT15H22M14S" calcext:value-type="time">
            <text:p>15:22:14</text:p>
          </table:table-cell>
          <table:table-cell table:formula="of:=[.D90]-[.C90]" office:value-type="time" office:time-value="PT00H00M34S" calcext:value-type="time">
            <text:p>00:00:34</text:p>
          </table:table-cell>
          <table:table-cell table:formula="of:=[.E90]*86400" office:value-type="float" office:value="34" calcext:value-type="float">
            <text:p>34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90]+[.J90]" office:value-type="float" office:value="54.31" calcext:value-type="float">
            <text:p>54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15H22M17S" calcext:value-type="time">
            <text:p>15:22:17</text:p>
          </table:table-cell>
          <table:table-cell office:value-type="time" office:time-value="PT15H22M52S" calcext:value-type="time">
            <text:p>15:22:52</text:p>
          </table:table-cell>
          <table:table-cell table:formula="of:=[.D91]-[.C91]" office:value-type="time" office:time-value="PT00H00M35S" calcext:value-type="time">
            <text:p>00:00:35</text:p>
          </table:table-cell>
          <table:table-cell table:formula="of:=[.E91]*86400" office:value-type="float" office:value="35" calcext:value-type="float">
            <text:p>35</text:p>
          </table:table-cell>
          <table:table-cell office:value-type="string" calcext:value-type="string">
            <text:p>breakfast-cereal, cup, bowl, spoon, milk</text:p>
          </table:table-cell>
          <table:table-cell office:value-type="string" calcext:value-type="string">
            <text:p>baseline</text:p>
          </table:table-cell>
          <table:table-cell table:formula="of:=[.F91]+[.J91]" office:value-type="float" office:value="55.31" calcext:value-type="float">
            <text:p>55.31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time" office:time-value="PT15H22M56S" calcext:value-type="time">
            <text:p>15:22:56</text:p>
          </table:table-cell>
          <table:table-cell office:value-type="time" office:time-value="PT15H23M34S" calcext:value-type="time">
            <text:p>15:23:34</text:p>
          </table:table-cell>
          <table:table-cell table:formula="of:=[.D92]-[.C92]" office:value-type="time" office:time-value="PT00H00M38S" calcext:value-type="time">
            <text:p>00:00:38</text:p>
          </table:table-cell>
          <table:table-cell table:formula="of:=[.E92]*86400" office:value-type="float" office:value="38" calcext:value-type="float">
            <text:p>38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2]+[.J92]" office:value-type="float" office:value="56.02" calcext:value-type="float">
            <text:p>56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15H23M37S" calcext:value-type="time">
            <text:p>15:23:37</text:p>
          </table:table-cell>
          <table:table-cell office:value-type="time" office:time-value="PT15H24M15S" calcext:value-type="time">
            <text:p>15:24:15</text:p>
          </table:table-cell>
          <table:table-cell table:formula="of:=[.D93]-[.C93]" office:value-type="time" office:time-value="PT00H00M38S" calcext:value-type="time">
            <text:p>00:00:38</text:p>
          </table:table-cell>
          <table:table-cell table:formula="of:=[.E93]*86400" office:value-type="float" office:value="38" calcext:value-type="float">
            <text:p>38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3]+[.J93]" office:value-type="float" office:value="56.02" calcext:value-type="float">
            <text:p>56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15H24M17S" calcext:value-type="time">
            <text:p>15:24:17</text:p>
          </table:table-cell>
          <table:table-cell office:value-type="time" office:time-value="PT15H24M57S" calcext:value-type="time">
            <text:p>15:24:57</text:p>
          </table:table-cell>
          <table:table-cell table:formula="of:=[.D94]-[.C94]" office:value-type="time" office:time-value="PT00H00M40S" calcext:value-type="time">
            <text:p>00:00:40</text:p>
          </table:table-cell>
          <table:table-cell table:formula="of:=[.E94]*86400" office:value-type="float" office:value="40" calcext:value-type="float">
            <text:p>40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4]+[.J94]" office:value-type="float" office:value="58.02" calcext:value-type="float">
            <text:p>58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15H25M01S" calcext:value-type="time">
            <text:p>15:25:01</text:p>
          </table:table-cell>
          <table:table-cell office:value-type="time" office:time-value="PT15H25M37S" calcext:value-type="time">
            <text:p>15:25:37</text:p>
          </table:table-cell>
          <table:table-cell table:formula="of:=[.D95]-[.C95]" office:value-type="time" office:time-value="PT00H00M36S" calcext:value-type="time">
            <text:p>00:00:36</text:p>
          </table:table-cell>
          <table:table-cell table:formula="of:=[.E95]*86400" office:value-type="float" office:value="36" calcext:value-type="float">
            <text:p>36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5]+[.J95]" office:value-type="float" office:value="54.02" calcext:value-type="float">
            <text:p>54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15H25M41S" calcext:value-type="time">
            <text:p>15:25:41</text:p>
          </table:table-cell>
          <table:table-cell office:value-type="time" office:time-value="PT15H26M17S" calcext:value-type="time">
            <text:p>15:26:17</text:p>
          </table:table-cell>
          <table:table-cell table:formula="of:=[.D96]-[.C96]" office:value-type="time" office:time-value="PT00H00M36S" calcext:value-type="time">
            <text:p>00:00:36</text:p>
          </table:table-cell>
          <table:table-cell table:formula="of:=[.E96]*86400" office:value-type="float" office:value="36" calcext:value-type="float">
            <text:p>36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6]+[.J96]" office:value-type="float" office:value="54.02" calcext:value-type="float">
            <text:p>54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time" office:time-value="PT15H26M20S" calcext:value-type="time">
            <text:p>15:26:20</text:p>
          </table:table-cell>
          <table:table-cell office:value-type="time" office:time-value="PT15H26M58S" calcext:value-type="time">
            <text:p>15:26:58</text:p>
          </table:table-cell>
          <table:table-cell table:formula="of:=[.D97]-[.C97]" office:value-type="time" office:time-value="PT00H00M38S" calcext:value-type="time">
            <text:p>00:00:38</text:p>
          </table:table-cell>
          <table:table-cell table:formula="of:=[.E97]*86400" office:value-type="float" office:value="38" calcext:value-type="float">
            <text:p>38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7]+[.J97]" office:value-type="float" office:value="56.02" calcext:value-type="float">
            <text:p>56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15H27M01S" calcext:value-type="time">
            <text:p>15:27:01</text:p>
          </table:table-cell>
          <table:table-cell office:value-type="time" office:time-value="PT15H27M37S" calcext:value-type="time">
            <text:p>15:27:37</text:p>
          </table:table-cell>
          <table:table-cell table:formula="of:=[.D98]-[.C98]" office:value-type="time" office:time-value="PT00H00M36S" calcext:value-type="time">
            <text:p>00:00:36</text:p>
          </table:table-cell>
          <table:table-cell table:formula="of:=[.E98]*86400" office:value-type="float" office:value="36" calcext:value-type="float">
            <text:p>36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8]+[.J98]" office:value-type="float" office:value="54.02" calcext:value-type="float">
            <text:p>54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15H27M41S" calcext:value-type="time">
            <text:p>15:27:41</text:p>
          </table:table-cell>
          <table:table-cell office:value-type="time" office:time-value="PT15H28M20S" calcext:value-type="time">
            <text:p>15:28:20</text:p>
          </table:table-cell>
          <table:table-cell table:formula="of:=[.D99]-[.C99]" office:value-type="time" office:time-value="PT00H00M39S" calcext:value-type="time">
            <text:p>00:00:39</text:p>
          </table:table-cell>
          <table:table-cell table:formula="of:=[.E99]*86400" office:value-type="float" office:value="39" calcext:value-type="float">
            <text:p>39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99]+[.J99]" office:value-type="float" office:value="57.02" calcext:value-type="float">
            <text:p>57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15H28M24S" calcext:value-type="time">
            <text:p>15:28:24</text:p>
          </table:table-cell>
          <table:table-cell office:value-type="time" office:time-value="PT15H29M01S" calcext:value-type="time">
            <text:p>15:29:01</text:p>
          </table:table-cell>
          <table:table-cell table:formula="of:=[.D100]-[.C100]" office:value-type="time" office:time-value="PT00H00M37S" calcext:value-type="time">
            <text:p>00:00:37</text:p>
          </table:table-cell>
          <table:table-cell table:formula="of:=[.E100]*86400" office:value-type="float" office:value="37" calcext:value-type="float">
            <text:p>37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100]+[.J100]" office:value-type="float" office:value="55.02" calcext:value-type="float">
            <text:p>55.02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15H29M04S" calcext:value-type="time">
            <text:p>15:29:04</text:p>
          </table:table-cell>
          <table:table-cell office:value-type="time" office:time-value="PT15H29M41S" calcext:value-type="time">
            <text:p>15:29:41</text:p>
          </table:table-cell>
          <table:table-cell table:formula="of:=[.D101]-[.C101]" office:value-type="time" office:time-value="PT00H00M37S" calcext:value-type="time">
            <text:p>00:00:37</text:p>
          </table:table-cell>
          <table:table-cell table:formula="of:=[.E101]*86400" office:value-type="float" office:value="37" calcext:value-type="float">
            <text:p>37</text:p>
          </table:table-cell>
          <table:table-cell office:value-type="string" calcext:value-type="string">
            <text:p>bowl, milk, breakfast-cereal, spoon, cup</text:p>
          </table:table-cell>
          <table:table-cell office:value-type="string" calcext:value-type="string">
            <text:p>opm</text:p>
          </table:table-cell>
          <table:table-cell table:formula="of:=[.F101]+[.J101]" office:value-type="float" office:value="55.02" calcext:value-type="float">
            <text:p>55.02</text:p>
          </table:table-cell>
          <table:table-cell office:value-type="float" office:value="18.02" calcext:value-type="float">
            <text:p>18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0:50:39.099338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13T11:57:08.690786772</dc:date>
    <meta:editing-duration>PT1H49M50S</meta:editing-duration>
    <meta:editing-cycles>20</meta:editing-cycles>
    <meta:generator>LibreOffice/6.4.7.2$Linux_X86_64 LibreOffice_project/40$Build-2</meta:generator>
    <meta:document-statistic meta:table-count="1" meta:cell-count="1010" meta:object-count="0"/>
  </office:meta>
</office:document-meta>
</file>